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2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3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4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5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6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7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28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29" style:family="paragraph" style:parent-style-name="Standard">
      <style:paragraph-properties fo:break-before="page"/>
      <style:text-properties officeooo:rsid="0022b9f6" officeooo:paragraph-rsid="0022b9f6"/>
    </style:style>
    <style:style style:name="P30" style:family="paragraph" style:parent-style-name="Header">
      <style:text-properties officeooo:rsid="000c0ed4" officeooo:paragraph-rsid="000c0ed4"/>
    </style:style>
    <style:style style:name="P3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8c72b9"/>
    </style:style>
    <style:style style:name="T12" style:family="text">
      <style:text-properties officeooo:rsid="008e6cd2"/>
    </style:style>
    <style:style style:name="T13" style:family="text">
      <style:text-properties officeooo:rsid="0093d308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29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31" svg:width="0.2291in" svg:height="0.1398in" svg:x="0in" svg:y="0.0008in" svg:viewBox="0 0 583 356" draw:points="291,356 0,356 0,0 583,0 583,356"><text:p/></draw:polygon><draw:polygon draw:style-name="gr3" draw:text-style-name="P32" svg:width="0.0445in" svg:height="0.0256in" svg:x="0.0299in" svg:y="0in" svg:viewBox="0 0 114 66" draw:points="58,0 0,59 7,66 58,23 106,66 114,59"><text:p/></draw:polygon><draw:path draw:style-name="gr4" draw:text-style-name="P3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32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32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31" svg:width="0.8154in" svg:height="0.1476in" svg:x="0in" svg:y="0.0004in" svg:viewBox="0 0 2072 376" draw:points="1036,376 0,376 0,0 2072,0 2072,376"><text:p/></draw:polygon><draw:polygon draw:style-name="gr19" draw:text-style-name="P32" svg:width="0.0445in" svg:height="0.0256in" svg:x="0.0299in" svg:y="0in" svg:viewBox="0 0 114 66" draw:points="58,0 0,59 7,66 58,23 106,66 114,59"><text:p/></draw:polygon><draw:path draw:style-name="gr20" draw:text-style-name="P32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32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32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32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32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32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32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32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31" svg:width="3.0358in" svg:height="0.5067in" svg:x="0in" svg:y="0.0008in" svg:viewBox="0 0 7712 1288" draw:points="3856,1288 0,1288 0,0 7712,0 7712,1288"><text:p/></draw:polygon><draw:path draw:style-name="gr70" draw:text-style-name="P32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32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32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32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32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32" svg:width="0.1665in" svg:height="0.0067in" svg:x="0.5098in" svg:y="0.2437in" svg:viewBox="0 0 424 18" draw:points="211,18 0,18 0,0 424,0 424,18"><text:p/></draw:polygon><draw:path draw:style-name="gr76" draw:text-style-name="P32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32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32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32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32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32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32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32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32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32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32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32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32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32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32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32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32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32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32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32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32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32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32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32" svg:width="0.0783in" svg:height="0.0059in" svg:x="2.1902in" svg:y="0.1071in" svg:viewBox="0 0 200 16" svg:d="M188 16c5 0 12 0 12-8s-6-8-12-8h-176c-5 0-12 0-12 7 0 9 7 9 12 9z"><text:p/></draw:path><draw:path draw:style-name="gr100" draw:text-style-name="P32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32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32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32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32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32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32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32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32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32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32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31" svg:width="0.2291in" svg:height="0.1398in" svg:x="0in" svg:y="0.0008in" svg:viewBox="0 0 583 356" draw:points="291,356 0,356 0,0 583,0 583,356"><text:p/></draw:polygon><draw:polygon draw:style-name="gr8" draw:text-style-name="P32" svg:width="0.0445in" svg:height="0.0256in" svg:x="0.0299in" svg:y="0in" svg:viewBox="0 0 114 66" draw:points="58,0 0,59 7,66 58,23 106,66 114,59"><text:p/></draw:polygon><draw:path draw:style-name="gr9" draw:text-style-name="P3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32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32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31" svg:width="0.8154in" svg:height="0.1476in" svg:x="0in" svg:y="0.0004in" svg:viewBox="0 0 2072 376" draw:points="1036,376 0,376 0,0 2072,0 2072,376"><text:p/></draw:polygon><draw:polygon draw:style-name="gr29" draw:text-style-name="P32" svg:width="0.0445in" svg:height="0.0256in" svg:x="0.0299in" svg:y="0in" svg:viewBox="0 0 114 66" draw:points="58,0 0,59 7,66 58,23 106,66 114,59"><text:p/></draw:polygon><draw:path draw:style-name="gr30" draw:text-style-name="P32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32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32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32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32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32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32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32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31" svg:width="2.3709in" svg:height="0.5067in" svg:x="0in" svg:y="0.0008in" svg:viewBox="0 0 6023 1288" draw:points="3012,1288 0,1288 0,0 6023,0 6023,1288"><text:p/></draw:polygon><draw:path draw:style-name="gr39" draw:text-style-name="P32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32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32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32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32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32" svg:width="0.0917in" svg:height="0.0067in" svg:x="0.5098in" svg:y="0.2437in" svg:viewBox="0 0 234 18" draw:points="118,18 0,18 0,0 234,0 234,18"><text:p/></draw:polygon><draw:path draw:style-name="gr45" draw:text-style-name="P32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32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32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32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32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32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32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32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32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32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32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32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32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32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32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32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32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32" svg:width="0.0783in" svg:height="0.0059in" svg:x="1.8205in" svg:y="0.1071in" svg:viewBox="0 0 200 16" svg:d="M188 16c5 0 12 0 12-8s-6-8-12-8h-176c-5 0-12 0-12 7 0 9 7 9 12 9z"><text:p/></draw:path><draw:path draw:style-name="gr63" draw:text-style-name="P32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32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32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32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32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32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31" svg:width="0.3398in" svg:height="0.1398in" svg:x="0in" svg:y="0.0008in" svg:viewBox="0 0 864 356" draw:points="432,356 0,356 0,0 864,0 864,356"><text:p/></draw:polygon><draw:polygon draw:style-name="gr13" draw:text-style-name="P32" svg:width="0.0445in" svg:height="0.0256in" svg:x="0.0299in" svg:y="0in" svg:viewBox="0 0 114 66" draw:points="58,0 0,59 7,66 58,23 106,66 114,59"><text:p/></draw:polygon><draw:path draw:style-name="gr14" draw:text-style-name="P32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32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32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32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31" svg:width="0.0949in" svg:height="0.1154in" svg:x="0in" svg:y="0.0004in" svg:viewBox="0 0 242 294" draw:points="121,294 0,294 0,0 242,0 242,294"><text:p/></draw:polygon><draw:polygon draw:style-name="gr243" draw:text-style-name="P32" svg:width="0.0445in" svg:height="0.0256in" svg:x="0.0299in" svg:y="0in" svg:viewBox="0 0 114 66" draw:points="58,0 0,59 7,66 58,23 106,66 114,59"><text:p/></draw:polygon><draw:path draw:style-name="gr244" draw:text-style-name="P32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31" svg:width="0.2291in" svg:height="0.1398in" svg:x="0in" svg:y="0.0008in" svg:viewBox="0 0 583 356" draw:points="291,356 0,356 0,0 583,0 583,356"><text:p/></draw:polygon><draw:polygon draw:style-name="gr246" draw:text-style-name="P32" svg:width="0.0445in" svg:height="0.0256in" svg:x="0.0299in" svg:y="0in" svg:viewBox="0 0 114 66" draw:points="58,0 0,59 7,66 58,23 106,66 114,59"><text:p/></draw:polygon><draw:path draw:style-name="gr247" draw:text-style-name="P32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32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32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31" svg:width="0.6921in" svg:height="0.1654in" svg:x="0in" svg:y="0.0008in" svg:viewBox="0 0 1759 421" draw:points="879,421 0,421 0,0 1759,0 1759,421"><text:p/></draw:polygon><draw:path draw:style-name="gr234" draw:text-style-name="P32" svg:width="0.0067in" svg:height="0.1657in" svg:x="0.0197in" svg:y="0.0004in" svg:viewBox="0 0 18 422" svg:d="M18 16c0-9 0-16-8-16-10 0-10 7-10 16v392c0 7 0 14 10 14 8 0 8-7 8-14z"><text:p/></draw:path><draw:path draw:style-name="gr235" draw:text-style-name="P32" svg:width="0.0067in" svg:height="0.1657in" svg:x="0.0657in" svg:y="0.0004in" svg:viewBox="0 0 18 422" svg:d="M18 16c0-9 0-16-8-16-10 0-10 7-10 16v392c0 7 0 14 10 14 8 0 8-7 8-14z"><text:p/></draw:path><draw:path draw:style-name="gr236" draw:text-style-name="P32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32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32" svg:width="0.1016in" svg:height="0.0067in" svg:x="0.3614in" svg:y="0.0799in" svg:viewBox="0 0 259 18" svg:d="M244 18c7 0 15 0 15-8 0-10-8-10-15-10h-230c-7 0-14 0-14 10 0 8 7 8 14 8z"><text:p/></draw:path><draw:path draw:style-name="gr239" draw:text-style-name="P32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32" svg:width="0.0067in" svg:height="0.1657in" svg:x="0.6197in" svg:y="0.0004in" svg:viewBox="0 0 18 422" svg:d="M18 16c0-9 0-16-8-16-10 0-10 7-10 16v392c0 7 0 14 10 14 8 0 8-7 8-14z"><text:p/></draw:path><draw:path draw:style-name="gr241" draw:text-style-name="P32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31" svg:width="0.0949in" svg:height="0.1154in" svg:x="0in" svg:y="0.0004in" svg:viewBox="0 0 242 294" draw:points="121,294 0,294 0,0 242,0 242,294"><text:p/></draw:polygon><draw:polygon draw:style-name="gr251" draw:text-style-name="P32" svg:width="0.0445in" svg:height="0.0256in" svg:x="0.0299in" svg:y="0in" svg:viewBox="0 0 114 66" draw:points="58,0 0,59 7,66 58,23 106,66 114,59"><text:p/></draw:polygon><draw:path draw:style-name="gr252" draw:text-style-name="P32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31" svg:width="4.7598in" svg:height="0.5965in" svg:x="0in" svg:y="0in" svg:viewBox="0 0 12091 1516" draw:points="6046,1516 0,1516 0,0 12091,0 12091,1516"><text:p/></draw:polygon><draw:path draw:style-name="gr112" draw:text-style-name="P32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32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32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32" svg:width="0.0555in" svg:height="0.2984in" svg:x="0.4819in" svg:y="0in" svg:viewBox="0 0 142 759" draw:points="0,759 29,759 29,29 142,29 142,0 0,0"><text:p/></draw:polygon><draw:polygon draw:style-name="gr116" draw:text-style-name="P32" svg:width="0.0555in" svg:height="0.2984in" svg:x="0.4819in" svg:y="0.2988in" svg:viewBox="0 0 142 759" draw:points="0,759 142,759 142,730 29,730 29,0 0,0"><text:p/></draw:polygon><draw:path draw:style-name="gr117" draw:text-style-name="P32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32" svg:width="0.0177in" svg:height="0.0177in" svg:x="0.6768in" svg:y="0.122in" svg:viewBox="0 0 46 46" svg:d="M46 23c0-12-10-23-23-23-12 0-23 11-23 23 0 13 11 23 23 23 13 0 23-10 23-23z"><text:p/></draw:path><draw:path draw:style-name="gr119" draw:text-style-name="P32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32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32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32" svg:width="0.0177in" svg:height="0.0177in" svg:x="1.026in" svg:y="0.122in" svg:viewBox="0 0 46 46" svg:d="M46 23c0-12-10-23-23-23-12 0-23 11-23 23 0 13 11 23 23 23 13 0 23-10 23-23z"><text:p/></draw:path><draw:path draw:style-name="gr123" draw:text-style-name="P32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32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32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32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32" svg:width="0.0177in" svg:height="0.0177in" svg:x="0.6354in" svg:y="0.3209in" svg:viewBox="0 0 46 46" svg:d="M46 23c0-12-10-23-23-23-12 0-23 11-23 23 0 13 11 23 23 23 13 0 23-10 23-23z"><text:p/></draw:path><draw:path draw:style-name="gr128" draw:text-style-name="P32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32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32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32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32" svg:width="0.0177in" svg:height="0.0177in" svg:x="1.0677in" svg:y="0.3209in" svg:viewBox="0 0 46 46" svg:d="M46 23c0-12-10-23-23-23-12 0-23 11-23 23 0 13 11 23 23 23 13 0 23-10 23-23z"><text:p/></draw:path><draw:path draw:style-name="gr133" draw:text-style-name="P32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32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32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32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32" svg:width="0.0177in" svg:height="0.0177in" svg:x="0.6768in" svg:y="0.5197in" svg:viewBox="0 0 46 46" svg:d="M46 23c0-12-10-23-23-23-12 0-23 11-23 23 0 13 11 23 23 23 13 0 23-10 23-23z"><text:p/></draw:path><draw:path draw:style-name="gr138" draw:text-style-name="P32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32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32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32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32" svg:width="0.0177in" svg:height="0.0177in" svg:x="1.1087in" svg:y="0.5197in" svg:viewBox="0 0 46 46" svg:d="M46 23c0-12-10-23-23-23-12 0-23 11-23 23 0 13 11 23 23 23 13 0 23-10 23-23z"><text:p/></draw:path><draw:path draw:style-name="gr143" draw:text-style-name="P32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32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32" svg:width="0.0555in" svg:height="0.2984in" svg:x="1.3512in" svg:y="0in" svg:viewBox="0 0 142 759" draw:points="113,759 142,759 142,0 0,0 0,29 113,29"><text:p/></draw:polygon><draw:polygon draw:style-name="gr146" draw:text-style-name="P32" svg:width="0.0555in" svg:height="0.2984in" svg:x="1.3512in" svg:y="0.2988in" svg:viewBox="0 0 142 759" draw:points="113,730 0,730 0,759 142,759 142,0 113,0"><text:p/></draw:polygon><draw:path draw:style-name="gr147" draw:text-style-name="P32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32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32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32" svg:width="0.0555in" svg:height="0.2984in" svg:x="1.9705in" svg:y="0in" svg:viewBox="0 0 142 759" draw:points="0,759 29,759 29,29 142,29 142,0 0,0"><text:p/></draw:polygon><draw:polygon draw:style-name="gr151" draw:text-style-name="P32" svg:width="0.0555in" svg:height="0.2984in" svg:x="1.9705in" svg:y="0.2988in" svg:viewBox="0 0 142 759" draw:points="0,759 142,759 142,730 29,730 29,0 0,0"><text:p/></draw:polygon><draw:path draw:style-name="gr152" draw:text-style-name="P32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32" svg:width="0.0177in" svg:height="0.0177in" svg:x="2.124in" svg:y="0.122in" svg:viewBox="0 0 46 46" svg:d="M46 23c0-12-10-23-23-23-12 0-23 11-23 23 0 13 11 23 23 23 13 0 23-10 23-23z"><text:p/></draw:path><draw:path draw:style-name="gr154" draw:text-style-name="P32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32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32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32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32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32" svg:width="0.0177in" svg:height="0.0177in" svg:x="2.6382in" svg:y="0.122in" svg:viewBox="0 0 46 46" svg:d="M46 23c0-12-10-23-23-23-12 0-23 11-23 23 0 13 11 23 23 23 13 0 23-10 23-23z"><text:p/></draw:path><draw:path draw:style-name="gr160" draw:text-style-name="P32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32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32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32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32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32" svg:width="0.0177in" svg:height="0.0177in" svg:x="2.124in" svg:y="0.3209in" svg:viewBox="0 0 46 46" svg:d="M46 23c0-12-10-23-23-23-12 0-23 11-23 23 0 13 11 23 23 23 13 0 23-10 23-23z"><text:p/></draw:path><draw:path draw:style-name="gr166" draw:text-style-name="P32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32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32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32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32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32" svg:width="0.0177in" svg:height="0.0177in" svg:x="2.6382in" svg:y="0.3209in" svg:viewBox="0 0 46 46" svg:d="M46 23c0-12-10-23-23-23-12 0-23 11-23 23 0 13 11 23 23 23 13 0 23-10 23-23z"><text:p/></draw:path><draw:path draw:style-name="gr172" draw:text-style-name="P32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32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32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32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32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32" svg:width="0.0177in" svg:height="0.0177in" svg:x="2.124in" svg:y="0.5197in" svg:viewBox="0 0 46 46" svg:d="M46 23c0-12-10-23-23-23-12 0-23 11-23 23 0 13 11 23 23 23 13 0 23-10 23-23z"><text:p/></draw:path><draw:path draw:style-name="gr178" draw:text-style-name="P32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32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32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32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32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32" svg:width="0.0177in" svg:height="0.0177in" svg:x="2.6382in" svg:y="0.5197in" svg:viewBox="0 0 46 46" svg:d="M46 23c0-12-10-23-23-23-12 0-23 11-23 23 0 13 11 23 23 23 13 0 23-10 23-23z"><text:p/></draw:path><draw:path draw:style-name="gr184" draw:text-style-name="P32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32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32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32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32" svg:width="0.0555in" svg:height="0.2984in" svg:x="3.0055in" svg:y="0in" svg:viewBox="0 0 142 759" draw:points="113,759 142,759 142,0 0,0 0,29 113,29"><text:p/></draw:polygon><draw:polygon draw:style-name="gr189" draw:text-style-name="P32" svg:width="0.0555in" svg:height="0.2984in" svg:x="3.0055in" svg:y="0.2988in" svg:viewBox="0 0 142 759" draw:points="113,730 0,730 0,759 142,759 142,0 113,0"><text:p/></draw:polygon><draw:path draw:style-name="gr190" draw:text-style-name="P32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32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32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32" svg:width="0.0555in" svg:height="0.2984in" svg:x="3.6154in" svg:y="0in" svg:viewBox="0 0 142 759" draw:points="0,759 29,759 29,29 142,29 142,0 0,0"><text:p/></draw:polygon><draw:polygon draw:style-name="gr194" draw:text-style-name="P32" svg:width="0.0555in" svg:height="0.2984in" svg:x="3.6154in" svg:y="0.2988in" svg:viewBox="0 0 142 759" draw:points="0,759 142,759 142,730 29,730 29,0 0,0"><text:p/></draw:polygon><draw:path draw:style-name="gr195" draw:text-style-name="P32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32" svg:width="0.0177in" svg:height="0.0177in" svg:x="3.7689in" svg:y="0.122in" svg:viewBox="0 0 46 46" svg:d="M46 23c0-12-10-23-23-23-12 0-23 11-23 23 0 13 11 23 23 23 13 0 23-10 23-23z"><text:p/></draw:path><draw:path draw:style-name="gr197" draw:text-style-name="P32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32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32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32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32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32" svg:width="0.0177in" svg:height="0.0177in" svg:x="4.2839in" svg:y="0.122in" svg:viewBox="0 0 46 46" svg:d="M46 23c0-12-10-23-23-23-12 0-23 11-23 23 0 13 11 23 23 23 13 0 23-10 23-23z"><text:p/></draw:path><draw:path draw:style-name="gr203" draw:text-style-name="P32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32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32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32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32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32" svg:width="0.0177in" svg:height="0.0177in" svg:x="3.7689in" svg:y="0.3209in" svg:viewBox="0 0 46 46" svg:d="M46 23c0-12-10-23-23-23-12 0-23 11-23 23 0 13 11 23 23 23 13 0 23-10 23-23z"><text:p/></draw:path><draw:path draw:style-name="gr209" draw:text-style-name="P32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32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32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32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32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32" svg:width="0.0177in" svg:height="0.0177in" svg:x="4.2839in" svg:y="0.3209in" svg:viewBox="0 0 46 46" svg:d="M46 23c0-12-10-23-23-23-12 0-23 11-23 23 0 13 11 23 23 23 13 0 23-10 23-23z"><text:p/></draw:path><draw:path draw:style-name="gr215" draw:text-style-name="P32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32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32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32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32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32" svg:width="0.0177in" svg:height="0.0177in" svg:x="3.7689in" svg:y="0.5197in" svg:viewBox="0 0 46 46" svg:d="M46 23c0-12-10-23-23-23-12 0-23 11-23 23 0 13 11 23 23 23 13 0 23-10 23-23z"><text:p/></draw:path><draw:path draw:style-name="gr221" draw:text-style-name="P32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32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32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32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32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32" svg:width="0.0177in" svg:height="0.0177in" svg:x="4.2839in" svg:y="0.5197in" svg:viewBox="0 0 46 46" svg:d="M46 23c0-12-10-23-23-23-12 0-23 11-23 23 0 13 11 23 23 23 13 0 23-10 23-23z"><text:p/></draw:path><draw:path draw:style-name="gr227" draw:text-style-name="P32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32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32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32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32" svg:width="0.0555in" svg:height="0.2984in" svg:x="4.6508in" svg:y="0in" svg:viewBox="0 0 142 759" draw:points="113,759 142,759 142,0 0,0 0,29 113,29"><text:p/></draw:polygon><draw:polygon draw:style-name="gr232" draw:text-style-name="P32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31" svg:width="3.7752in" svg:height="0.5965in" svg:x="0in" svg:y="0in" svg:viewBox="0 0 9590 1516" draw:points="4795,1516 0,1516 0,0 9590,0 9590,1516"><text:p/></draw:polygon><draw:path draw:style-name="gr317" draw:text-style-name="P32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32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32" svg:width="0.0555in" svg:height="0.2984in" svg:x="0.3618in" svg:y="0in" svg:viewBox="0 0 142 759" draw:points="0,759 29,759 29,29 142,29 142,0 0,0"><text:p/></draw:polygon><draw:polygon draw:style-name="gr320" draw:text-style-name="P32" svg:width="0.0555in" svg:height="0.2984in" svg:x="0.3618in" svg:y="0.2988in" svg:viewBox="0 0 142 759" draw:points="0,759 142,759 142,730 29,730 29,0 0,0"><text:p/></draw:polygon><draw:path draw:style-name="gr321" draw:text-style-name="P32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32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32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32" svg:width="0.0555in" svg:height="0.2984in" svg:x="0.5028in" svg:y="0in" svg:viewBox="0 0 142 759" draw:points="113,759 142,759 142,0 0,0 0,29 113,29"><text:p/></draw:polygon><draw:polygon draw:style-name="gr325" draw:text-style-name="P32" svg:width="0.0555in" svg:height="0.2984in" svg:x="0.5028in" svg:y="0.2988in" svg:viewBox="0 0 142 759" draw:points="113,730 0,730 0,759 142,759 142,0 113,0"><text:p/></draw:polygon><draw:polygon draw:style-name="gr326" draw:text-style-name="P32" svg:width="0.0445in" svg:height="0.0256in" svg:x="0.6701in" svg:y="0.2256in" svg:viewBox="0 0 114 66" draw:points="58,0 0,59 7,66 58,23 106,66 114,59"><text:p/></draw:polygon><draw:path draw:style-name="gr327" draw:text-style-name="P32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32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32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32" svg:width="0.0437in" svg:height="0.398in" svg:x="1.072in" svg:y="0.0996in" svg:viewBox="0 0 112 1012" draw:points="0,1012 112,1012 112,989 24,989 24,23 112,23 112,0 0,0"><text:p/></draw:polygon><draw:path draw:style-name="gr331" draw:text-style-name="P32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32" svg:width="0.0177in" svg:height="0.0177in" svg:x="1.215in" svg:y="0.2217in" svg:viewBox="0 0 46 46" svg:d="M46 23c0-12-10-23-23-23-12 0-23 11-23 23 0 13 11 23 23 23 13 0 23-10 23-23z"><text:p/></draw:path><draw:path draw:style-name="gr333" draw:text-style-name="P32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32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32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32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32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32" svg:width="0.0177in" svg:height="0.0177in" svg:x="1.215in" svg:y="0.4205in" svg:viewBox="0 0 46 46" svg:d="M46 23c0-12-10-23-23-23-12 0-23 11-23 23 0 13 11 23 23 23 13 0 23-10 23-23z"><text:p/></draw:path><draw:path draw:style-name="gr339" draw:text-style-name="P32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32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32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32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32" svg:width="0.0437in" svg:height="0.398in" svg:x="1.5815in" svg:y="0.0996in" svg:viewBox="0 0 112 1012" draw:points="89,989 0,989 0,1012 112,1012 112,0 0,0 0,23 89,23"><text:p/></draw:polygon><draw:polygon draw:style-name="gr344" draw:text-style-name="P32" svg:width="0.0445in" svg:height="0.0256in" svg:x="1.7244in" svg:y="0.2256in" svg:viewBox="0 0 114 66" draw:points="58,0 0,59 7,66 58,23 106,66 114,59"><text:p/></draw:polygon><draw:path draw:style-name="gr345" draw:text-style-name="P32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32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32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32" svg:width="0.0437in" svg:height="0.398in" svg:x="2.1264in" svg:y="0.0996in" svg:viewBox="0 0 112 1012" draw:points="0,1012 112,1012 112,989 24,989 24,23 112,23 112,0 0,0"><text:p/></draw:polygon><draw:path draw:style-name="gr349" draw:text-style-name="P32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32" svg:width="0.0177in" svg:height="0.0177in" svg:x="2.2697in" svg:y="0.2217in" svg:viewBox="0 0 46 46" svg:d="M46 23c0-12-10-23-23-23-12 0-23 11-23 23 0 13 11 23 23 23 13 0 23-10 23-23z"><text:p/></draw:path><draw:path draw:style-name="gr351" draw:text-style-name="P32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32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32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32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32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32" svg:width="0.0177in" svg:height="0.0177in" svg:x="2.2697in" svg:y="0.4205in" svg:viewBox="0 0 46 46" svg:d="M46 23c0-12-10-23-23-23-12 0-23 11-23 23 0 13 11 23 23 23 13 0 23-10 23-23z"><text:p/></draw:path><draw:path draw:style-name="gr357" draw:text-style-name="P32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32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32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32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32" svg:width="0.0437in" svg:height="0.398in" svg:x="2.6362in" svg:y="0.0996in" svg:viewBox="0 0 112 1012" draw:points="89,989 0,989 0,1012 112,1012 112,0 0,0 0,23 89,23"><text:p/></draw:polygon><draw:polygon draw:style-name="gr362" draw:text-style-name="P32" svg:width="0.0445in" svg:height="0.0256in" svg:x="2.7787in" svg:y="0.2256in" svg:viewBox="0 0 114 66" draw:points="58,0 0,59 7,66 58,23 106,66 114,59"><text:p/></draw:polygon><draw:path draw:style-name="gr363" draw:text-style-name="P32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32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32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32" svg:width="0.0437in" svg:height="0.398in" svg:x="3.1807in" svg:y="0.0996in" svg:viewBox="0 0 112 1012" draw:points="0,1012 112,1012 112,989 24,989 24,23 112,23 112,0 0,0"><text:p/></draw:polygon><draw:path draw:style-name="gr367" draw:text-style-name="P32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32" svg:width="0.0177in" svg:height="0.0177in" svg:x="3.324in" svg:y="0.2217in" svg:viewBox="0 0 46 46" svg:d="M46 23c0-12-10-23-23-23-12 0-23 11-23 23 0 13 11 23 23 23 13 0 23-10 23-23z"><text:p/></draw:path><draw:path draw:style-name="gr369" draw:text-style-name="P32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32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32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32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32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32" svg:width="0.0177in" svg:height="0.0177in" svg:x="3.324in" svg:y="0.4205in" svg:viewBox="0 0 46 46" svg:d="M46 23c0-12-10-23-23-23-12 0-23 11-23 23 0 13 11 23 23 23 13 0 23-10 23-23z"><text:p/></draw:path><draw:path draw:style-name="gr375" draw:text-style-name="P32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32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32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32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32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31" svg:width="3.8425in" svg:height="0.3972in" svg:x="0in" svg:y="0in" svg:viewBox="0 0 9761 1010" draw:points="4881,1010 0,1010 0,0 9761,0 9761,1010"><text:p/></draw:polygon><draw:polygon draw:style-name="gr254" draw:text-style-name="P32" svg:width="0.0445in" svg:height="0.0256in" svg:x="0.0299in" svg:y="0.1256in" svg:viewBox="0 0 114 66" draw:points="58,0 0,59 7,66 58,23 106,66 114,59"><text:p/></draw:polygon><draw:path draw:style-name="gr255" draw:text-style-name="P32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32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32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32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32" svg:width="0.0437in" svg:height="0.3988in" svg:x="0.5008in" svg:y="0in" svg:viewBox="0 0 112 1014" draw:points="0,1014 112,1014 112,991 24,991 24,23 112,23 112,0 0,0"><text:p/></draw:polygon><draw:path draw:style-name="gr260" draw:text-style-name="P32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32" svg:width="0.0177in" svg:height="0.0177in" svg:x="0.6437in" svg:y="0.122in" svg:viewBox="0 0 46 46" svg:d="M46 23c0-12-10-23-23-23-12 0-23 11-23 23 0 13 11 23 23 23 13 0 23-10 23-23z"><text:p/></draw:path><draw:path draw:style-name="gr262" draw:text-style-name="P32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32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32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32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32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32" svg:width="0.0177in" svg:height="0.0177in" svg:x="0.6437in" svg:y="0.3217in" svg:viewBox="0 0 46 46" svg:d="M46 23c0-12-10-23-23-23-12 0-23 11-23 23 0 13 11 23 23 23 13 0 23-10 23-23z"><text:p/></draw:path><draw:path draw:style-name="gr268" draw:text-style-name="P32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32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32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32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32" svg:width="0.0437in" svg:height="0.3988in" svg:x="1.0106in" svg:y="0in" svg:viewBox="0 0 112 1014" draw:points="89,991 0,991 0,1014 112,1014 112,0 0,0 0,23 89,23"><text:p/></draw:polygon><draw:polygon draw:style-name="gr273" draw:text-style-name="P32" svg:width="0.0445in" svg:height="0.0256in" svg:x="1.1531in" svg:y="0.1256in" svg:viewBox="0 0 114 66" draw:points="58,0 0,59 7,66 58,23 106,66 114,59"><text:p/></draw:polygon><draw:path draw:style-name="gr274" draw:text-style-name="P32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32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32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32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32" svg:width="0.0437in" svg:height="0.3988in" svg:x="1.6236in" svg:y="0in" svg:viewBox="0 0 112 1014" draw:points="0,1014 112,1014 112,991 24,991 24,23 112,23 112,0 0,0"><text:p/></draw:polygon><draw:path draw:style-name="gr279" draw:text-style-name="P32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32" svg:width="0.0177in" svg:height="0.0177in" svg:x="1.7669in" svg:y="0.122in" svg:viewBox="0 0 46 46" svg:d="M46 23c0-12-10-23-23-23-12 0-23 11-23 23 0 13 11 23 23 23 13 0 23-10 23-23z"><text:p/></draw:path><draw:path draw:style-name="gr281" draw:text-style-name="P32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32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32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32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32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32" svg:width="0.0177in" svg:height="0.0177in" svg:x="1.7669in" svg:y="0.3217in" svg:viewBox="0 0 46 46" svg:d="M46 23c0-12-10-23-23-23-12 0-23 11-23 23 0 13 11 23 23 23 13 0 23-10 23-23z"><text:p/></draw:path><draw:path draw:style-name="gr287" draw:text-style-name="P32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32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32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32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32" svg:width="0.0437in" svg:height="0.3988in" svg:x="2.1335in" svg:y="0in" svg:viewBox="0 0 112 1014" draw:points="89,991 0,991 0,1014 112,1014 112,0 0,0 0,23 89,23"><text:p/></draw:polygon><draw:polygon draw:style-name="gr292" draw:text-style-name="P32" svg:width="0.0445in" svg:height="0.0256in" svg:x="2.276in" svg:y="0.1256in" svg:viewBox="0 0 114 66" draw:points="58,0 0,59 7,66 58,23 106,66 114,59"><text:p/></draw:polygon><draw:path draw:style-name="gr293" draw:text-style-name="P32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32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32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32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32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32" svg:width="0.0445in" svg:height="0.0256in" svg:x="2.8461in" svg:y="0.1256in" svg:viewBox="0 0 114 66" draw:points="58,0 0,59 7,66 58,23 106,66 114,59"><text:p/></draw:polygon><draw:path draw:style-name="gr299" draw:text-style-name="P32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32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32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32" svg:width="0.0437in" svg:height="0.3988in" svg:x="3.2476in" svg:y="0in" svg:viewBox="0 0 112 1014" draw:points="0,1014 112,1014 112,991 24,991 24,23 112,23 112,0 0,0"><text:p/></draw:polygon><draw:path draw:style-name="gr303" draw:text-style-name="P32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32" svg:width="0.0177in" svg:height="0.0177in" svg:x="3.3909in" svg:y="0.122in" svg:viewBox="0 0 46 46" svg:d="M46 23c0-12-10-23-23-23-12 0-23 11-23 23 0 13 11 23 23 23 13 0 23-10 23-23z"><text:p/></draw:path><draw:path draw:style-name="gr305" draw:text-style-name="P32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32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32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32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32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32" svg:width="0.0177in" svg:height="0.0177in" svg:x="3.3909in" svg:y="0.3217in" svg:viewBox="0 0 46 46" svg:d="M46 23c0-12-10-23-23-23-12 0-23 11-23 23 0 13 11 23 23 23 13 0 23-10 23-23z"><text:p/></draw:path><draw:path draw:style-name="gr311" draw:text-style-name="P32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32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32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32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32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28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1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31" svg:width="0.1287in" svg:height="0.1276in" svg:x="0in" svg:y="0.0004in" svg:viewBox="0 0 328 325" draw:points="164,325 0,325 0,0 328,0 328,325"><text:p/></draw:polygon><draw:path draw:style-name="gr381" draw:text-style-name="P32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1"/>
      <text:p text:style-name="P22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31" svg:width="0.1287in" svg:height="0.1276in" svg:x="0in" svg:y="0.0004in" svg:viewBox="0 0 328 325" draw:points="164,325 0,325 0,0 328,0 328,325"><text:p/></draw:polygon><draw:path draw:style-name="gr383" draw:text-style-name="P32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2"/>
      <text:p text:style-name="P23">Lastly, this satisfies the average constraint <text:span text:style-name="T10">because the sum of any three consecutive numbers that follow the above transitions will always be </text:span><text:span text:style-name="T10"><draw:g text:anchor-type="as-char" svg:y="-0.1063in" draw:z-index="16" draw:style-name="gr1"><svg:title>TexMaths</svg:title><svg:desc>12§display§\leq§svg§600§FALSE§</svg:desc><draw:polygon draw:style-name="gr384" draw:text-style-name="P31" svg:width="0.1287in" svg:height="0.1276in" svg:x="0in" svg:y="0.0004in" svg:viewBox="0 0 328 325" draw:points="164,325 0,325 0,0 328,0 328,325"><text:p/></draw:polygon><draw:path draw:style-name="gr385" draw:text-style-name="P32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<text:span text:style-name="T10">1.</text:span></text:p>
      <text:p text:style-name="P23"/>
      <text:p text:style-name="P24">My transition matrix <text:span text:style-name="T11">is a 3x3 square matrix and</text:span> is as follows:</text:p>
      <text:p text:style-name="P24"/>
      <text:p text:style-name="P24"><draw:g text:anchor-type="as-char" svg:y="-0.3402in" draw:z-index="17" draw:style-name="gr1"><svg:title>TexMaths</svg:title><svg:desc>12§display§T = \begin{bmatrix}
1 \ 1 \ 1 \\
1 \ 0 \ 0 \\
1 \ 0 \ 0 \\
\end{bmatrix}§svg§600§FALSE§</svg:desc><draw:polygon draw:style-name="gr386" draw:text-style-name="P31" svg:width="0.9213in" svg:height="0.5965in" svg:x="0in" svg:y="0in" svg:viewBox="0 0 2341 1516" draw:points="1171,1516 0,1516 0,0 2341,0 2341,1516"><text:p/></draw:polygon><draw:path draw:style-name="gr387" draw:text-style-name="P32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32" svg:width="0.1106in" svg:height="0.039in" svg:x="0.1752in" svg:y="0.2787in" svg:viewBox="0 0 282 100" svg:d="M268 17c6 0 14 0 14-9 0-8-8-8-14-8h-254c-6 0-14 0-14 8 0 9 8 9 14 9zM268 100c6 0 14 0 14-9 0-8-8-8-14-8h-254c-6 0-14 0-14 8 0 9 8 9 14 9z"><text:p/></draw:path><draw:polygon draw:style-name="gr389" draw:text-style-name="P32" svg:width="0.0555in" svg:height="0.2984in" svg:x="0.3949in" svg:y="0in" svg:viewBox="0 0 142 759" draw:points="0,759 29,759 29,29 142,29 142,0 0,0"><text:p/></draw:polygon><draw:polygon draw:style-name="gr390" draw:text-style-name="P32" svg:width="0.0555in" svg:height="0.2984in" svg:x="0.3949in" svg:y="0.2988in" svg:viewBox="0 0 142 759" draw:points="0,759 142,759 142,730 29,730 29,0 0,0"><text:p/></draw:polygon><draw:path draw:style-name="gr391" draw:text-style-name="P32" svg:width="0.0547in" svg:height="0.1106in" svg:x="0.4661in" svg:y="0.0287in" svg:viewBox="0 0 140 282" svg:d="M88 11c0-10 0-11-10-11-26 28-65 28-78 28v13c8 0 34 0 55-12v219c0 16-1 21-39 21h-14v13c16-1 52-1 70-1 17 0 54 0 68 1v-13h-13c-38 0-39-5-39-21z"><text:p/></draw:path><draw:path draw:style-name="gr392" draw:text-style-name="P32" svg:width="0.0547in" svg:height="0.1106in" svg:x="0.6043in" svg:y="0.0287in" svg:viewBox="0 0 140 282" svg:d="M88 11c0-10 0-11-10-11-26 28-65 28-78 28v13c8 0 34 0 55-12v219c0 16-1 21-39 21h-14v13c16-1 52-1 70-1 17 0 54 0 68 1v-13h-13c-38 0-39-5-39-21z"><text:p/></draw:path><draw:path draw:style-name="gr393" draw:text-style-name="P32" svg:width="0.0547in" svg:height="0.1106in" svg:x="0.7421in" svg:y="0.0287in" svg:viewBox="0 0 140 282" svg:d="M88 11c0-10 0-11-10-11-26 28-65 28-78 28v13c8 0 34 0 55-12v219c0 16-1 21-39 21h-14v13c16-1 52-1 70-1 17 0 54 0 68 1v-13h-13c-38 0-39-5-39-21z"><text:p/></draw:path><draw:path draw:style-name="gr394" draw:text-style-name="P32" svg:width="0.0547in" svg:height="0.1106in" svg:x="0.4661in" svg:y="0.2283in" svg:viewBox="0 0 140 282" svg:d="M88 11c0-10 0-11-10-11-26 28-65 28-78 28v13c8 0 34 0 55-12v219c0 16-1 21-39 21h-14v13c16-1 52-1 70-1 17 0 54 0 68 1v-13h-13c-38 0-39-5-39-21z"><text:p/></draw:path><draw:path draw:style-name="gr395" draw:text-style-name="P32" svg:width="0.0701in" svg:height="0.1142in" svg:x="0.5957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96" draw:text-style-name="P32" svg:width="0.0701in" svg:height="0.1142in" svg:x="0.7335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32" svg:width="0.0547in" svg:height="0.1106in" svg:x="0.4661in" svg:y="0.4276in" svg:viewBox="0 0 140 282" svg:d="M88 11c0-10 0-11-10-11-26 28-65 28-78 28v13c8 0 34 0 55-12v219c0 16-1 21-39 21h-14v13c16-1 52-1 70-1 17 0 54 0 68 1v-13h-13c-38 0-39-5-39-21z"><text:p/></draw:path><draw:path draw:style-name="gr398" draw:text-style-name="P32" svg:width="0.0701in" svg:height="0.1142in" svg:x="0.5957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99" draw:text-style-name="P32" svg:width="0.0701in" svg:height="0.1142in" svg:x="0.7335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0" draw:text-style-name="P32" svg:width="0.0555in" svg:height="0.2984in" svg:x="0.8118in" svg:y="0in" svg:viewBox="0 0 142 759" draw:points="113,759 142,759 142,0 0,0 0,29 113,29"><text:p/></draw:polygon><draw:polygon draw:style-name="gr401" draw:text-style-name="P32" svg:width="0.0555in" svg:height="0.2984in" svg:x="0.8118in" svg:y="0.2988in" svg:viewBox="0 0 142 759" draw:points="113,730 0,730 0,759 142,759 142,0 113,0"><text:p/></draw:polygon></draw:g></text:p>
      <text:p text:style-name="P25">Thus, in order to find the number of sequences of length 20, I take T to the power of 19 since T is for sequences of length 2.</text:p>
      <text:p text:style-name="P25"/>
      <text:p text:style-name="P26"><draw:g text:anchor-type="as-char" svg:y="-0.3402in" draw:z-index="18" draw:style-name="gr1"><svg:title>TexMaths</svg:title><svg:desc>12§display§T^{19} = \begin{bmatrix}
349525 \ 174763 \ 174763 \\
174763 \ 87381 \ 87381 \\
174763 \ 87381 \ 87381 \\
\end{bmatrix}§svg§600§FALSE§</svg:desc><draw:polygon draw:style-name="gr402" draw:text-style-name="P31" svg:width="2.3075in" svg:height="0.5965in" svg:x="0in" svg:y="0in" svg:viewBox="0 0 5862 1516" draw:points="2931,1516 0,1516 0,0 5862,0 5862,1516"><text:p/></draw:polygon><draw:path draw:style-name="gr403" draw:text-style-name="P32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4" draw:text-style-name="P32" svg:width="0.0425in" svg:height="0.0772in" svg:x="0.1323in" svg:y="0.1945in" svg:viewBox="0 0 109 197" svg:d="M67 8c0-8 0-8-8-8-19 19-47 19-59 19v11c7 0 26 0 43-8v151c0 9 0 13-30 13h-11v11c5 0 42-2 53-2 10 0 47 2 54 2v-11h-12c-30 0-30-4-30-13z"><text:p/></draw:path><draw:path draw:style-name="gr405" draw:text-style-name="P32" svg:width="0.0535in" svg:height="0.0795in" svg:x="0.1917in" svg:y="0.1945in" svg:viewBox="0 0 137 203" svg:d="M108 109c0 73-36 84-54 84-7 0-23 0-30-10 12-1 13-10 13-13 0-8-6-14-14-14-10 0-15 6-15 14 0 21 17 33 46 33 43 0 83-40 83-103 0-74-33-100-67-100-10 0-30 1-48 18-10 10-22 22-22 48 0 38 30 66 65 66 24 0 37-16 43-29zM66 124c-11 0-23-4-30-18-7-11-7-23-7-40s0-29 8-41c7-11 17-17 33-17 15 0 24 10 28 18 9 12 10 33 10 44 0 38-23 54-42 54z"><text:p/></draw:path><draw:path draw:style-name="gr406" draw:text-style-name="P32" svg:width="0.1106in" svg:height="0.039in" svg:x="0.3161in" svg:y="0.2787in" svg:viewBox="0 0 282 100" svg:d="M268 17c6 0 14 0 14-9 0-8-8-8-14-8h-254c-6 0-14 0-14 8 0 9 8 9 14 9zM268 100c6 0 14 0 14-9 0-8-8-8-14-8h-254c-6 0-14 0-14 8 0 9 8 9 14 9z"><text:p/></draw:path><draw:polygon draw:style-name="gr407" draw:text-style-name="P32" svg:width="0.0555in" svg:height="0.2984in" svg:x="0.5354in" svg:y="0in" svg:viewBox="0 0 142 759" draw:points="0,759 29,759 29,29 142,29 142,0 0,0"><text:p/></draw:polygon><draw:polygon draw:style-name="gr408" draw:text-style-name="P32" svg:width="0.0555in" svg:height="0.2984in" svg:x="0.5354in" svg:y="0.2988in" svg:viewBox="0 0 142 759" draw:points="0,759 142,759 142,730 29,730 29,0 0,0"><text:p/></draw:polygon><draw:path draw:style-name="gr409" draw:text-style-name="P32" svg:width="0.0689in" svg:height="0.1142in" svg:x="0.5992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10" draw:text-style-name="P32" svg:width="0.0736in" svg:height="0.1126in" svg:x="0.6795in" svg:y="0.0272in" svg:viewBox="0 0 188 287" svg:d="M113 217v36c0 16-1 20-33 20h-8v14c17-2 40-2 58-2 16 0 39 0 57 2v-14h-9c-32 0-33-4-33-20v-36h43v-13h-43v-193c0-9 0-11-6-11-5 0-6 0-8 5l-131 199v13zM115 204h-103l103-158z"><text:p/></draw:path><draw:path draw:style-name="gr411" draw:text-style-name="P32" svg:width="0.0689in" svg:height="0.1142in" svg:x="0.7646in" svg:y="0.0287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ath draw:style-name="gr412" draw:text-style-name="P32" svg:width="0.0661in" svg:height="0.1142in" svg:x="0.8484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413" draw:text-style-name="P32" svg:width="0.0661in" svg:height="0.1106in" svg:x="0.931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14" draw:text-style-name="P32" svg:width="0.0661in" svg:height="0.1142in" svg:x="1.0138in" svg:y="0.0287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415" draw:text-style-name="P32" svg:width="0.0547in" svg:height="0.1106in" svg:x="1.1587in" svg:y="0.0287in" svg:viewBox="0 0 140 282" svg:d="M88 11c0-10 0-11-10-11-26 28-65 28-78 28v13c8 0 34 0 55-12v219c0 16-1 21-39 21h-14v13c16-1 52-1 70-1 17 0 54 0 68 1v-13h-13c-38 0-39-5-39-21z"><text:p/></draw:path><draw:path draw:style-name="gr416" draw:text-style-name="P32" svg:width="0.0713in" svg:height="0.1157in" svg:x="1.2354in" svg:y="0.027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17" draw:text-style-name="P32" svg:width="0.0736in" svg:height="0.1126in" svg:x="1.3138in" svg:y="0.0272in" svg:viewBox="0 0 188 287" svg:d="M113 217v36c0 16-1 20-33 20h-8v14c17-2 40-2 58-2 16 0 39 0 57 2v-14h-9c-32 0-33-4-33-20v-36h43v-13h-43v-193c0-9 0-11-6-11-5 0-6 0-8 5l-131 199v13zM115 204h-103l103-158z"><text:p/></draw:path><draw:path draw:style-name="gr418" draw:text-style-name="P32" svg:width="0.0713in" svg:height="0.1157in" svg:x="1.4012in" svg:y="0.027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19" draw:text-style-name="P32" svg:width="0.0689in" svg:height="0.1142in" svg:x="1.481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20" draw:text-style-name="P32" svg:width="0.0689in" svg:height="0.1142in" svg:x="1.564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21" draw:text-style-name="P32" svg:width="0.0547in" svg:height="0.1106in" svg:x="1.7102in" svg:y="0.0287in" svg:viewBox="0 0 140 282" svg:d="M88 11c0-10 0-11-10-11-26 28-65 28-78 28v13c8 0 34 0 55-12v219c0 16-1 21-39 21h-14v13c16-1 52-1 70-1 17 0 54 0 68 1v-13h-13c-38 0-39-5-39-21z"><text:p/></draw:path><draw:path draw:style-name="gr422" draw:text-style-name="P32" svg:width="0.0713in" svg:height="0.1157in" svg:x="1.7874in" svg:y="0.027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23" draw:text-style-name="P32" svg:width="0.0736in" svg:height="0.1126in" svg:x="1.8654in" svg:y="0.0272in" svg:viewBox="0 0 188 287" svg:d="M113 217v36c0 16-1 20-33 20h-8v14c17-2 40-2 58-2 16 0 39 0 57 2v-14h-9c-32 0-33-4-33-20v-36h43v-13h-43v-193c0-9 0-11-6-11-5 0-6 0-8 5l-131 199v13zM115 204h-103l103-158z"><text:p/></draw:path><draw:path draw:style-name="gr424" draw:text-style-name="P32" svg:width="0.0713in" svg:height="0.1157in" svg:x="1.9528in" svg:y="0.027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25" draw:text-style-name="P32" svg:width="0.0689in" svg:height="0.1142in" svg:x="2.0331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26" draw:text-style-name="P32" svg:width="0.0689in" svg:height="0.1142in" svg:x="2.1157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27" draw:text-style-name="P32" svg:width="0.0547in" svg:height="0.1106in" svg:x="0.6898in" svg:y="0.2283in" svg:viewBox="0 0 140 282" svg:d="M88 11c0-10 0-11-10-11-26 28-65 28-78 28v13c8 0 34 0 55-12v219c0 16-1 21-39 21h-14v13c16-1 52-1 70-1 17 0 54 0 68 1v-13h-13c-38 0-39-5-39-21z"><text:p/></draw:path><draw:path draw:style-name="gr428" draw:text-style-name="P32" svg:width="0.0713in" svg:height="0.1157in" svg:x="0.7673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29" draw:text-style-name="P32" svg:width="0.0736in" svg:height="0.1126in" svg:x="0.8453in" svg:y="0.226in" svg:viewBox="0 0 188 287" svg:d="M113 217v36c0 16-1 20-33 20h-8v14c17-2 40-2 58-2 16 0 39 0 57 2v-14h-9c-32 0-33-4-33-20v-36h43v-13h-43v-193c0-9 0-11-6-11-5 0-6 0-8 5l-131 199v13zM115 204h-103l103-158z"><text:p/></draw:path><draw:path draw:style-name="gr430" draw:text-style-name="P32" svg:width="0.0713in" svg:height="0.1157in" svg:x="0.9327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31" draw:text-style-name="P32" svg:width="0.0689in" svg:height="0.1142in" svg:x="1.013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32" draw:text-style-name="P32" svg:width="0.0689in" svg:height="0.1142in" svg:x="1.0957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33" draw:text-style-name="P32" svg:width="0.0689in" svg:height="0.1142in" svg:x="1.2335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34" draw:text-style-name="P32" svg:width="0.0713in" svg:height="0.1157in" svg:x="1.3185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35" draw:text-style-name="P32" svg:width="0.0689in" svg:height="0.1142in" svg:x="1.398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36" draw:text-style-name="P32" svg:width="0.0689in" svg:height="0.1142in" svg:x="1.4815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37" draw:text-style-name="P32" svg:width="0.0547in" svg:height="0.1106in" svg:x="1.5724in" svg:y="0.2283in" svg:viewBox="0 0 140 282" svg:d="M88 11c0-10 0-11-10-11-26 28-65 28-78 28v13c8 0 34 0 55-12v219c0 16-1 21-39 21h-14v13c16-1 52-1 70-1 17 0 54 0 68 1v-13h-13c-38 0-39-5-39-21z"><text:p/></draw:path><draw:path draw:style-name="gr438" draw:text-style-name="P32" svg:width="0.0689in" svg:height="0.1142in" svg:x="1.7028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39" draw:text-style-name="P32" svg:width="0.0713in" svg:height="0.1157in" svg:x="1.7878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40" draw:text-style-name="P32" svg:width="0.0689in" svg:height="0.1142in" svg:x="1.868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41" draw:text-style-name="P32" svg:width="0.0689in" svg:height="0.1142in" svg:x="1.9508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42" draw:text-style-name="P32" svg:width="0.0547in" svg:height="0.1106in" svg:x="2.0417in" svg:y="0.2283in" svg:viewBox="0 0 140 282" svg:d="M88 11c0-10 0-11-10-11-26 28-65 28-78 28v13c8 0 34 0 55-12v219c0 16-1 21-39 21h-14v13c16-1 52-1 70-1 17 0 54 0 68 1v-13h-13c-38 0-39-5-39-21z"><text:p/></draw:path><draw:path draw:style-name="gr443" draw:text-style-name="P32" svg:width="0.0547in" svg:height="0.1106in" svg:x="0.6898in" svg:y="0.4276in" svg:viewBox="0 0 140 282" svg:d="M88 11c0-10 0-11-10-11-26 28-65 28-78 28v13c8 0 34 0 55-12v219c0 16-1 21-39 21h-14v13c16-1 52-1 70-1 17 0 54 0 68 1v-13h-13c-38 0-39-5-39-21z"><text:p/></draw:path><draw:path draw:style-name="gr444" draw:text-style-name="P32" svg:width="0.0713in" svg:height="0.1157in" svg:x="0.7673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45" draw:text-style-name="P32" svg:width="0.0736in" svg:height="0.1126in" svg:x="0.8453in" svg:y="0.4252in" svg:viewBox="0 0 188 287" svg:d="M113 217v36c0 16-1 20-33 20h-8v14c17-2 40-2 58-2 16 0 39 0 57 2v-14h-9c-32 0-33-4-33-20v-36h43v-13h-43v-193c0-9 0-11-6-11-5 0-6 0-8 5l-131 199v13zM115 204h-103l103-158z"><text:p/></draw:path><draw:path draw:style-name="gr446" draw:text-style-name="P32" svg:width="0.0713in" svg:height="0.1157in" svg:x="0.9327in" svg:y="0.4252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47" draw:text-style-name="P32" svg:width="0.0689in" svg:height="0.1142in" svg:x="1.013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8" draw:text-style-name="P32" svg:width="0.0689in" svg:height="0.1142in" svg:x="1.0957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49" draw:text-style-name="P32" svg:width="0.0689in" svg:height="0.1142in" svg:x="1.2335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0" draw:text-style-name="P32" svg:width="0.0713in" svg:height="0.1157in" svg:x="1.3185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51" draw:text-style-name="P32" svg:width="0.0689in" svg:height="0.1142in" svg:x="1.3988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452" draw:text-style-name="P32" svg:width="0.0689in" svg:height="0.1142in" svg:x="1.4815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3" draw:text-style-name="P32" svg:width="0.0547in" svg:height="0.1106in" svg:x="1.5724in" svg:y="0.4276in" svg:viewBox="0 0 140 282" svg:d="M88 11c0-10 0-11-10-11-26 28-65 28-78 28v13c8 0 34 0 55-12v219c0 16-1 21-39 21h-14v13c16-1 52-1 70-1 17 0 54 0 68 1v-13h-13c-38 0-39-5-39-21z"><text:p/></draw:path><draw:path draw:style-name="gr454" draw:text-style-name="P32" svg:width="0.0689in" svg:height="0.1142in" svg:x="1.70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5" draw:text-style-name="P32" svg:width="0.0713in" svg:height="0.1157in" svg:x="1.7878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56" draw:text-style-name="P32" svg:width="0.0689in" svg:height="0.1142in" svg:x="1.8681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7" draw:text-style-name="P32" svg:width="0.0689in" svg:height="0.1142in" svg:x="1.950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58" draw:text-style-name="P32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olygon draw:style-name="gr459" draw:text-style-name="P32" svg:width="0.0555in" svg:height="0.2984in" svg:x="2.1984in" svg:y="0in" svg:viewBox="0 0 142 759" draw:points="113,759 142,759 142,0 0,0 0,29 113,29"><text:p/></draw:polygon><draw:polygon draw:style-name="gr460" draw:text-style-name="P32" svg:width="0.0555in" svg:height="0.2984in" svg:x="2.1984in" svg:y="0.2988in" svg:viewBox="0 0 142 759" draw:points="113,730 0,730 0,759 142,759 142,0 113,0"><text:p/></draw:polygon></draw:g></text:p>
      <text:p text:style-name="P27">The total number of sequences is then the sum of all the entries of <draw:g text:anchor-type="as-char" svg:y="-0.1457in" draw:z-index="19" draw:style-name="gr1"><svg:title>TexMaths</svg:title><svg:desc>12§display§T^{19}§svg§600§FALSE§</svg:desc><draw:polygon draw:style-name="gr461" draw:text-style-name="P31" svg:width="0.2516in" svg:height="0.1433in" svg:x="0in" svg:y="0.0024in" svg:viewBox="0 0 640 365" draw:points="320,365 0,365 0,0 640,0 640,365"><text:p/></draw:polygon><draw:path draw:style-name="gr462" draw:text-style-name="P32" svg:width="0.113in" svg:height="0.1126in" svg:x="0.0039in" svg:y="0.0335in" svg:viewBox="0 0 288 287" svg:d="M170 30c4-12 5-14 10-16 4-1 18-1 27-1 42 0 61 1 61 35 0 6-1 23-3 34 0 2-1 7-1 8 0 2 1 5 4 5 5 0 6-3 8-10l10-73c2-2 2-6 2-7 0-5-5-5-12-5h-234c-11 0-11 0-14 8l-26 75c0 1-2 7-2 8 0 3 2 4 5 4 5 0 5-1 7-9 23-66 34-73 97-73h16c12 0 12 1 12 5 0 2-2 8-2 10l-56 225c-5 16-6 21-50 21-16 0-18 0-18 8 0 5 5 5 7 5 11 0 23-1 35-1s24 0 36 0 24 0 34 0c12 0 26 1 38 1 3 0 9 0 9-9 0-4-3-4-14-4s-17 0-28-2c-12-1-15-2-15-8 0-1 0-4 1-10z"><text:p/></draw:path><draw:path draw:style-name="gr463" draw:text-style-name="P32" svg:width="0.0425in" svg:height="0.0772in" svg:x="0.1319in" svg:y="0in" svg:viewBox="0 0 109 197" svg:d="M67 8c0-8 0-8-8-8-19 19-47 19-59 19v11c7 0 26 0 43-8v151c0 9 0 13-30 13h-11v11c5 0 42-1 53-1 10 0 47 1 54 1v-11h-12c-30 0-30-4-30-13z"><text:p/></draw:path><draw:path draw:style-name="gr464" draw:text-style-name="P32" svg:width="0.0535in" svg:height="0.0795in" svg:x="0.1913in" svg:y="0in" svg:viewBox="0 0 137 203" svg:d="M108 109c0 73-36 84-54 84-7 0-23 0-30-9 12-2 13-11 13-14 0-8-6-14-14-14-10 0-15 6-15 14 0 21 17 33 46 33 43 0 83-40 83-103 0-74-33-100-68-100-9 0-29 1-47 18-10 10-22 22-22 48 0 38 30 66 65 66 24 0 37-16 43-29zM66 124c-11 0-23-4-30-18-7-11-7-23-7-40s0-29 8-41c7-11 17-17 32-17 16 0 24 10 29 18 9 12 10 33 10 44 0 38-23 54-42 54z"><text:p/></draw:path></draw:g>: <text:span text:style-name="T13">1,398,10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1:45:49.080987990</dc:date>
    <meta:editing-duration>PT10H52M52S</meta:editing-duration>
    <meta:editing-cycles>128</meta:editing-cycles>
    <meta:document-statistic meta:table-count="0" meta:image-count="0" meta:object-count="0" meta:page-count="3" meta:paragraph-count="39" meta:word-count="393" meta:character-count="2082" meta:non-whitespace-character-count="1722"/>
  </office:meta>
</office:document-meta>
</file>